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lly Loveday</text:p>
      <text:p text:style-name="Standard">Dane Reggia</text:p>
      <text:p text:style-name="Standard">Gabriel Mayo</text:p>
      <text:p text:style-name="Standard">Michael Ouille</text:p>
      <text:p text:style-name="Standard">and maybe Chris Touchette?</text:p>
      <text:p text:style-name="Standard"/>
      <text:p text:style-name="Standard">+</text:p>
      <text:p text:style-name="Standard"/>
      <text:p text:style-name="Standard">We all showed up</text:p>
      <text:p text:style-name="Standard">We all met our sprint goal!!!</text:p>
      <text:p text:style-name="Standard">Dane found his experience pleasurable</text:p>
      <text:p text:style-name="Standard"/>
      <text:p text:style-name="Standard">-</text:p>
      <text:p text:style-name="Standard"/>
      <text:p text:style-name="Standard">Still down 1 on presentation day / sprint review</text:p>
      <text:p text:style-name="Standard">Didn't keep up on slack channel this week</text:p>
      <text:p text:style-name="Standard"/>
      <text:p text:style-name="Standard">Delta</text:p>
      <text:p text:style-name="Standard"/>
      <text:p text:style-name="Standard">We will include the burndown chart in the review in the fu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y Loveday</meta:initial-creator>
    <meta:creation-date>2018-03-26T19:26:09.54</meta:creation-date>
    <dc:date>2018-03-26T20:50:03.14</dc:date>
    <dc:creator>Billy Loveday</dc:creator>
    <meta:editing-duration>PT14M8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4" meta:word-count="59" meta:character-count="316"/>
  </office:meta>
</office:document-meta>
</file>